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Párrafodelista" style:list-style-name="LFO1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 fo:margin-left="0.25in">
        <style:tab-stops/>
      </style:paragraph-properties>
    </style:style>
    <style:style style:name="P11" style:parent-style-name="Normal" style:family="paragraph">
      <style:paragraph-properties fo:margin-bottom="0in" fo:margin-left="0.25in">
        <style:tab-stops/>
      </style:paragraph-properties>
    </style:style>
    <style:style style:name="P12" style:parent-style-name="Normal" style:family="paragraph">
      <style:paragraph-properties fo:margin-bottom="0in" fo:margin-left="0.25in">
        <style:tab-stops/>
      </style:paragraph-properties>
    </style:style>
    <style:style style:name="P13" style:parent-style-name="Normal" style:family="paragraph">
      <style:paragraph-properties fo:margin-bottom="0in" fo:margin-left="0.25in">
        <style:tab-stops/>
      </style:paragraph-properties>
    </style:style>
    <style:style style:name="P14" style:parent-style-name="Normal" style:family="paragraph">
      <style:paragraph-properties fo:margin-bottom="0in" fo:margin-left="0.25in">
        <style:tab-stops/>
      </style:paragraph-properties>
    </style:style>
    <style:style style:name="P15" style:parent-style-name="Normal" style:family="paragraph">
      <style:paragraph-properties fo:margin-bottom="0in" fo:margin-left="0.25in">
        <style:tab-stops/>
      </style:paragraph-properties>
    </style:style>
    <style:style style:name="P16" style:parent-style-name="Normal" style:family="paragraph">
      <style:paragraph-properties fo:margin-bottom="0in" fo:margin-left="0.25in">
        <style:tab-stops/>
      </style:paragraph-properties>
    </style:style>
    <style:style style:name="P17" style:parent-style-name="Normal" style:family="paragraph">
      <style:paragraph-properties fo:margin-bottom="0in" fo:margin-left="0.25in">
        <style:tab-stops/>
      </style:paragraph-properties>
    </style:style>
    <style:style style:name="P18" style:parent-style-name="Normal" style:family="paragraph">
      <style:paragraph-properties fo:margin-bottom="0in" fo:margin-left="0.25in">
        <style:tab-stops/>
      </style:paragraph-properties>
    </style:style>
    <style:style style:name="P19" style:parent-style-name="Normal" style:family="paragraph">
      <style:paragraph-properties fo:margin-bottom="0in" fo:margin-left="0.25in">
        <style:tab-stops/>
      </style:paragraph-properties>
    </style:style>
    <style:style style:name="P20" style:parent-style-name="Normal" style:family="paragraph">
      <style:paragraph-properties fo:margin-bottom="0in" fo:margin-left="0.25in">
        <style:tab-stops/>
      </style:paragraph-properties>
    </style:style>
    <style:style style:name="P21" style:parent-style-name="Normal" style:family="paragraph">
      <style:paragraph-properties fo:margin-bottom="0in" fo:margin-left="0.25in">
        <style:tab-stops/>
      </style:paragraph-properties>
    </style:style>
    <style:style style:name="P22" style:parent-style-name="Normal" style:family="paragraph">
      <style:paragraph-properties fo:margin-bottom="0in" fo:margin-left="0.25in">
        <style:tab-stops/>
      </style:paragraph-properties>
    </style:style>
    <style:style style:name="P23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El pindal<text:s/></text:p>
      <text:p text:style-name="P2">Averiguar todo respecto<text:s/></text:p>
      <text:p text:style-name="P3"/>
      <text:list text:style-name="LFO1" text:continue-numbering="true">
        <text:list-item>
          <text:p text:style-name="P4"/>
        </text:list-item>
      </text:list>
      <text:p text:style-name="P5">Procesos con mejor taza<text:s/></text:p>
      <text:p text:style-name="P6">Catado de café mas de 80% <text:s/></text:p>
      <text:p text:style-name="P7">Colombia gustan los sabores dulces, achocolatados</text:p>
      <text:p text:style-name="P8">EEuu <text:s text:c="2"/>grano grande</text:p>
      <text:p text:style-name="P9">Europa grano</text:p>
      <text:p text:style-name="P10"/>
      <text:p text:style-name="P11">Nueva variedades de café….. exportada costarica<text:s/></text:p>
      <text:p text:style-name="P12">Cascara ….se convierte en<text:s/>compos (abono)o productos comestibles <text:s/></text:p>
      <text:p text:style-name="P13">Cosecha 3 recogidas (no todos los granos maduran al mismo tiempo)</text:p>
      <text:p text:style-name="P14">Café excelso <text:s/>…..cafe de tienda</text:p>
      <text:p text:style-name="P15">Café grumete</text:p>
      <text:p text:style-name="P16">Validación sellos café huila</text:p>
      <text:p text:style-name="P17"/>
      <text:p text:style-name="P18">Este café es tan suave que las personas que tiene gastritis se lo pueden tomar… no hace daño</text:p>
      <text:p text:style-name="P19"/>
      <text:p text:style-name="P20">Café el pindal <text:s/>(del campo a su <text:s/>mesa)</text:p>
      <text:p text:style-name="P21">CAFE FRESCO (EN POCAS CANTIDADES PARA MEJOR FRESCURA</text:p>
      <text:p text:style-name="P22"><text:s/>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8861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DO</meta:initial-creator>
    <dc:creator>LOREDO</dc:creator>
    <meta:creation-date>2020-06-25T02:45:00Z</meta:creation-date>
    <dc:date>2020-06-27T19:11:00Z</dc:date>
    <meta:template xlink:href="Normal.dotm" xlink:type="simple"/>
    <meta:editing-cycles>8</meta:editing-cycles>
    <meta:editing-duration>PT19560S</meta:editing-duration>
    <meta:document-statistic meta:page-count="1" meta:paragraph-count="1" meta:word-count="95" meta:character-count="619" meta:row-count="4" meta:non-whitespace-character-count="525"/>
  </office:meta>
</office:document-meta>
</file>